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629cm" svg:height="8.988cm" svg:x="4.899cm" svg:y="0.43cm">
            <draw:object draw:notify-on-update-of-ranges="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629cm" svg:height="8.988cm" svg:x="15.996cm" svg:y="0.43cm">
            <draw:object draw:notify-on-update-of-ranges="Sheet1.A2:Sheet1.A5 Sheet1.B1:Sheet1.B1 Sheet1.B2:Sheet1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21:04:27.6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5T20:55:02.549000000</meta:creation-date>
    <dc:date>2020-05-25T20:58:44.709000000</dc:date>
    <dc:creator>Regina Henschel</dc:creator>
    <meta:editing-duration>PT3M41S</meta:editing-duration>
    <meta:editing-cycles>2</meta:editing-cycles>
    <meta:generator>LOdaily_24Mai/7.0.0.0.alpha1$Windows_X86_64 LibreOffice_project/0e5e935deb0527c64865cfcc53a0421e56b74b6f</meta:generator>
    <meta:document-statistic meta:table-count="1" meta:cell-count="1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3cm" svg:height="8.989cm" xlink:href=".." xlink:type="simple" chart:class="chart:scatter" chart:style-name="ch1">
        <chart:legend chart:legend-position="bottom" svg:x="4.652cm" svg:y="8.384cm" style:legend-expansion="wide" chart:style-name="ch2"/>
        <chart:plot-area chart:style-name="ch3" table:cell-range-address="Sheet1.A2:Sheet1.B5 Sheet1.B1:Sheet1.B1" chart:data-source-has-labels="row" svg:x="1.727cm" svg:y="0.671cm" svg:width="7.882cm" svg:height="6.713cm">
          <chart:coordinate-region svg:x="2.169cm" svg:y="0.873cm" svg:width="7.248cm" svg:height="5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3cm" svg:height="8.989cm" xlink:href=".." xlink:type="simple" chart:class="chart:scatter" chart:style-name="ch1">
        <chart:legend chart:legend-position="bottom" svg:x="4.652cm" svg:y="8.384cm" style:legend-expansion="wide" chart:style-name="ch2"/>
        <chart:plot-area chart:style-name="ch3" table:cell-range-address="Sheet1.A2:Sheet1.B5 Sheet1.B1:Sheet1.B1" chart:data-source-has-labels="row" svg:x="1.622cm" svg:y="0.576cm" svg:width="8.093cm" svg:height="6.998cm">
          <chart:coordinate-region svg:x="2.169cm" svg:y="0.873cm" svg:width="7.248cm" svg:height="5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